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90818" officeooo:paragraph-rsid="0009081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90818" officeooo:paragraph-rsid="0009081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style="italic" officeooo:rsid="00090818" officeooo:paragraph-rsid="00090818" style:font-size-asian="12.25pt" style:font-style-asian="italic" style:font-size-complex="14pt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style="italic" officeooo:rsid="00090818" officeooo:paragraph-rsid="00090818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italic" fo:font-weight="bold" officeooo:rsid="00090818" officeooo:paragraph-rsid="00090818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style="normal" officeooo:rsid="00090818" officeooo:paragraph-rsid="00090818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style="normal" officeooo:rsid="00090818" officeooo:paragraph-rsid="00100885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style="normal" officeooo:rsid="00090818" officeooo:paragraph-rsid="00090818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style="normal" officeooo:rsid="00090818" officeooo:paragraph-rsid="00100885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0818" officeooo:paragraph-rsid="0009081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0818" officeooo:paragraph-rsid="00090818" style:font-size-asian="12.25pt" style:font-weight-asian="bold" style:font-size-complex="14pt" style:font-weight-complex="bold"/>
    </style:style>
    <style:style style:name="T1" style:family="text">
      <style:text-properties officeooo:rsid="00094cf4"/>
    </style:style>
    <style:style style:name="T2" style:family="text">
      <style:text-properties fo:font-weight="bold" officeooo:rsid="0009dd35" style:font-weight-asian="bold" style:font-weight-complex="bold"/>
    </style:style>
    <style:style style:name="T3" style:family="text">
      <style:text-properties fo:font-weight="bold" officeooo:rsid="000b4b01" style:font-weight-asian="bold" style:font-weight-complex="bold"/>
    </style:style>
    <style:style style:name="T4" style:family="text">
      <style:text-properties fo:font-weight="bold" officeooo:rsid="000b89a6" style:font-weight-asian="bold" style:font-weight-complex="bold"/>
    </style:style>
    <style:style style:name="T5" style:family="text">
      <style:text-properties officeooo:rsid="000d5a9d"/>
    </style:style>
    <style:style style:name="T6" style:family="text">
      <style:text-properties officeooo:rsid="000e1ec9"/>
    </style:style>
    <style:style style:name="T7" style:family="text">
      <style:text-properties officeooo:rsid="001008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ДК 004.383.5</text:p>
      <text:p text:style-name="P1"/>
      <text:p text:style-name="P10">К.т.н., доцент, Марченко О.І., магістрант Паляниця О.В.</text:p>
      <text:p text:style-name="P10"/>
      <text:p text:style-name="P10">Національний технічний університет України</text:p>
      <text:p text:style-name="P10">“Київський політехнічний інститут”</text:p>
      <text:p text:style-name="P10"/>
      <text:p text:style-name="P10">СПОСІБ РОЗПОДІЛЕНОГО ТРЕНУВАННЯ КОМПОЗИЦІЇ КЛАСИФІКАТОРІВ МЕТОДОМ ADABOOST</text:p>
      <text:p text:style-name="P10"/>
      <text:p text:style-name="P11"><text:tab/>Abstract</text:p>
      <text:p text:style-name="P11"/>
      <text:p text:style-name="P10">Oleksandr I. Marchenko, assoc. prof., PhD; Oleh V. Palianytsia, master student</text:p>
      <text:p text:style-name="P5">Tequnique <text:span text:style-name="T1">for distributed training of classifiers composition using AdaBoost method</text:span></text:p>
      <text:p text:style-name="P4"><text:tab/><text:span text:style-name="T1">This paper concerns the task of <text:s/>building distributed system for training composition of <text:s/>classifiers using AdaBoost method. The existing parallel and distributed techniques are studied and discussed. The ways to improve these techniques are presented.</text:span></text:p>
      <text:p text:style-name="P3"/>
      <text:p text:style-name="P6"><text:tab/><text:span text:style-name="T2">Вступ</text:span></text:p>
      <text:p text:style-name="P6"><text:tab/></text:p>
      <text:p text:style-name="P8"><text:tab/><text:span text:style-name="T5">AdaBoost - <text:s/>це метод машинного навчання, який широко використовується в різних областях штучного ітелекту, зокрема для класифікації та виявлення графічних об'єктів. У основу методу AdaBoost покладена ідея так званого “зваженого голосування”: метод послідовно формує множину слабких класифікаторів, присвоює кожному з них певну вагу та компонує їх у сильних класифікатор. Метод AdaBoost показує високу якість класифікації, але тренування класифікатора може тривати досить довго, наприклад, для задачі виявлення облич людей, тренування класифікатора може тривати декілька днів.</text:span></text:p>
      <text:p text:style-name="P8"><text:tab/><text:span text:style-name="T6">У даній роботі пропонується спосіб тренування класифікатора, використовуючи масштабовану розподілену систему фізичних машин. Спосіб дозволяє досягти майже лінійного пришвидшення процесу тренування в залежності від кількості елементів системи.</text:span></text:p>
      <text:p text:style-name="P8"/>
      <text:p text:style-name="P6"><text:span text:style-name="T2"><text:tab/></text:span><text:span text:style-name="T3">Постановка задачі</text:span></text:p>
      <text:p text:style-name="P6"><text:tab/></text:p>
      <text:p text:style-name="P9"><text:tab/><text:span text:style-name="T7">Метою даної роботи є розроблення розподіленого способу тренування композиції класифікаторів методом AdaBoost. Спосіб повинен бути розроблений для розподілених систем довільного розміру та повинен рівномірно розподіляти навантаження між елементами системи.</text:span></text:p>
      <text:p text:style-name="P7"/>
      <text:p text:style-name="P6"><text:tab/><text:span text:style-name="T4">Термінологія</text:span></text:p>
      <text:p text:style-name="P6"/>
      <text:p text:style-name="P6"><text:span text:style-name="T3"><text:tab/>Огляд існуючих праць</text:span></text:p>
      <text:p text:style-name="P6"><text:soft-page-break/></text:p>
      <text:p text:style-name="P6"><text:span text:style-name="T3"><text:tab/>Опис способу, що пропонується</text:span></text:p>
      <text:p text:style-name="P6"/>
      <text:p text:style-name="P6"><text:span text:style-name="T3"><text:tab/>Висновки</text:span></text:p>
      <text:p text:style-name="P6"/>
      <text:p text:style-name="P6"><text:span text:style-name="T3"><text:tab/>Літератур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12:27.371825309</meta:creation-date>
    <dc:date>2015-02-21T16:18:29.992328412</dc:date>
    <meta:editing-duration>PT1H35M40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21" meta:word-count="223" meta:character-count="1826" meta:non-whitespace-character-count="1605"/>
  </office:meta>
</office:document-meta>
</file>